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1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Data for K-Junior sensors' locations and corresponding V-Rep Parame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relative to body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V-REP 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gamma</text:p>
          </table:table-cell>
          <table:table-cell office:value-type="string" calcext:value-type="string">
            <text:p>Near clipping</text:p>
          </table:table-cell>
          <table:table-cell office:value-type="string" calcext:value-type="string">
            <text:p>Far clipping</text:p>
          </table:table-cell>
          <table:table-cell office:value-type="string" calcext:value-type="string">
            <text:p>Apertur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Other param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J_LeftEye2</text:p>
          </table:table-cell>
          <table:table-cell/>
          <table:table-cell office:value-type="float" office:value="0.0426" calcext:value-type="float">
            <text:p>0.0426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0113" calcext:value-type="float">
            <text:p>0.011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gnore depth info, ignore packet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J_LeftEye1</text:p>
          </table:table-cell>
          <table:table-cell/>
          <table:table-cell office:value-type="float" office:value="0.0235" calcext:value-type="float">
            <text:p>0.0235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0.0113" calcext:value-type="float">
            <text:p>0.0113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gnore depth info, ignore packet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J_Front</text:p>
          </table:table-cell>
          <table:table-cell office:value-type="string" calcext:value-type="string">
            <text:p>facing straight forward</text:p>
          </table:table-cell>
          <table:table-cell office:value-type="float" office:value="0.00000009" calcext:value-type="float">
            <text:p>0.00000009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0.0113" calcext:value-type="float">
            <text:p>0.011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gnore depth info, ignore packet 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J_RightEye1</text:p>
          </table:table-cell>
          <table:table-cell/>
          <table:table-cell office:value-type="float" office:value="-0.0235" calcext:value-type="float">
            <text:p>-0.0235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0.0113" calcext:value-type="float">
            <text:p>0.0113</text:p>
          </table:table-cell>
          <table:table-cell office:value-type="float" office:value="90" calcext:value-type="float">
            <text:p>9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gnore depth info, ignore packet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J_RightEye2</text:p>
          </table:table-cell>
          <table:table-cell/>
          <table:table-cell office:value-type="float" office:value="-0.0426" calcext:value-type="float">
            <text:p>-0.0426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0113" calcext:value-type="float">
            <text:p>0.0113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gnore depth info, ignore packet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J_Back</text:p>
          </table:table-cell>
          <table:table-cell office:value-type="string" calcext:value-type="string">
            <text:p>facing straight backward</text:p>
          </table:table-cell>
          <table:table-cell office:value-type="float" office:value="0.00000008" calcext:value-type="float">
            <text:p>0.00000008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13" calcext:value-type="float">
            <text:p>0.011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gnore depth info, ignore packet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6:52:51.88508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Franchi</meta:initial-creator>
    <meta:creation-date>2015-02-17T15:32:16.981654417</meta:creation-date>
    <dc:date>2015-02-17T16:55:55.945928597</dc:date>
    <dc:creator>Stefano Franchi</dc:creator>
    <meta:editing-duration>PT46M7S</meta:editing-duration>
    <meta:editing-cycles>14</meta:editing-cycles>
    <meta:generator>LibreOffice/4.3.5.2.0$Linux_X86_64 LibreOffice_project/430m0$Build-2</meta:generator>
    <meta:document-statistic meta:table-count="1" meta:cell-count="96" meta:object-count="0"/>
  </office:meta>
</office:document-meta>
</file>